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580000001F2E85499F490D031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5pt" fo:font-weight="bold" officeooo:rsid="0007ff19" officeooo:paragraph-rsid="0007ff1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7ff19" officeooo:paragraph-rsid="0007ff19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cencias:</text:p>
      <text:p text:style-name="P4">Contrato entre el desarollador de un software y el usuario, este define con precisión los derechos y deberes de ambas partes. </text:p>
      <text:p text:style-name="P4">Es el desarrollador o propietario del software el que decide el tipo de licencia con el que se distribuirá el software</text:p>
      <text:p text:style-name="P4">El usuario debe aceptar esta licencia para hacer uso del software del propieta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Actividad 2: Licencias de software</text:p>
        <text:p text:style-name="MP1">Edison Alcocer</text:p>
      </style:header>
      <style:footer>
        <text:p text:style-name="MP2">Actividad 2: Licencias de software<draw:frame draw:style-name="Mfr1" draw:name="Image1" text:anchor-type="char" svg:x="5.1555in" svg:y="0.0102in" svg:width="1.439in" svg:height="0.5071in" draw:z-index="0"><draw:image xlink:href="Pictures/10000001000000580000001F2E85499F490D0318.png" xlink:type="simple" xlink:show="embed" xlink:actuate="onLoad" draw:mime-type="image/png"/></draw:frame></text:p>
        <text:p text:style-name="MP2">Edison Alcocer 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8:20:26.717845634</meta:creation-date>
    <dc:date>2021-09-22T18:43:40.795163340</dc:date>
    <meta:editing-duration>PT13M3S</meta:editing-duration>
    <meta:editing-cycles>2</meta:editing-cycles>
    <meta:generator>LibreOffice/7.2.0.4$Linux_X86_64 LibreOffice_project/ce769e3009755dcf0082844e386f5dca4c8ecb2f</meta:generator>
    <meta:document-statistic meta:table-count="0" meta:image-count="1" meta:object-count="0" meta:page-count="1" meta:paragraph-count="8" meta:word-count="70" meta:character-count="435" meta:non-whitespace-character-count="369"/>
  </office:meta>
</office:document-meta>
</file>